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slov" style:master-page-name="MP0" style:family="paragraph">
      <style:paragraph-properties fo:break-before="page" fo:text-align="center"/>
    </style:style>
    <style:style style:name="P2" style:parent-style-name="Odstavekseznama" style:family="paragraph"/>
    <style:style style:name="P3" style:parent-style-name="Odstavekseznama" style:family="paragraph"/>
    <style:style style:name="P4" style:parent-style-name="Odstavekseznama" style:family="paragraph"/>
    <style:style style:name="P5" style:parent-style-name="Odstavekseznama" style:family="paragraph"/>
    <style:style style:name="P6" style:parent-style-name="Navaden" style:family="paragraph">
      <style:paragraph-properties fo:margin-left="0.25in">
        <style:tab-stops/>
      </style:paragraph-properties>
    </style:style>
    <style:style style:name="P7" style:parent-style-name="Navaden" style:family="paragraph">
      <style:paragraph-properties fo:margin-left="0.25in">
        <style:tab-stops/>
      </style:paragraph-properties>
    </style:style>
    <style:style style:name="P8" style:parent-style-name="Navaden" style:family="paragraph">
      <style:paragraph-properties fo:margin-left="0.25in">
        <style:tab-stops/>
      </style:paragraph-properties>
    </style:style>
    <style:style style:name="P9" style:parent-style-name="Odstavekseznama" style:family="paragraph"/>
    <style:style style:name="P10" style:parent-style-name="Odstavekseznama" style:family="paragraph"/>
    <style:style style:name="P11" style:parent-style-name="Odstavekseznama" style:family="paragraph"/>
    <style:style style:name="P12" style:parent-style-name="Odstavekseznama" style:family="paragraph"/>
  </office:automatic-styles>
  <office:body>
    <office:text text:use-soft-page-breaks="true">
      <text:p text:style-name="P1">GITHUB trening</text:p>
      <text:p text:style-name="Navaden">Tutorial:<text:s/><text:a xlink:href="https://www.youtube.com/watch?v=HVsySz-h9r4" office:target-frame-name="_top" xlink:show="replace"><text:span text:style-name="Hiperpovezava">https://www.youtube.com/watch?v=HVsySz-h9r4</text:span></text:a></text:p>
      <text:p text:style-name="Navaden"/>
      <text:list text:style-name="LFO1" text:continue-numbering="true">
        <text:list-item>
          <text:p text:style-name="P2">git --version (Pridobimo verzijo trenutnega instalirane verzije git-a)</text:p>
        </text:list-item>
      </text:list>
      <text:h text:style-name="Naslov1" text:outline-level="1">SET CONFIG VALUES</text:h>
      <text:p text:style-name="Navaden"/>
      <text:list text:style-name="LFO1" text:continue-numbering="true">
        <text:list-item>
          <text:p text:style-name="P3">git config –global user.name &lt;Vnesemo ime&gt;</text:p>
        </text:list-item>
        <text:list-item>
          <text:p text:style-name="P4">git config –global user.email &lt;E-mail&gt;</text:p>
        </text:list-item>
        <text:list-item>
          <text:p text:style-name="P5">git config –list (Dobimo podatke o trenutnem<text:s/>uporabniku git-a)</text:p>
        </text:list-item>
      </text:list>
      <text:p text:style-name="P6"/>
      <text:p text:style-name="P7">// git &lt;ukaz npr. add ali config&gt; --help (Pridobi manual tega ukaza)</text:p>
      <text:p text:style-name="P8"/>
      <text:list text:style-name="LFO1" text:continue-numbering="true">
        <text:list-item>
          <text:p text:style-name="P9">git init (V zeljeni direktorij se izpostavi .git datoteka in se projekt lahko v tistem direktoriju upravlja)</text:p>
        </text:list-item>
        <text:list-item>
          <text:p text:style-name="P10">git status (Pregleda se status, če se kaka datoteka spremenila ali pa če smo dodali kaj novega)</text:p>
        </text:list-item>
        <text:list-item>
          <text:p text:style-name="P11">touch .gitignore (Ustvari datoteko, katero lahko dodajamo karkoli in se ne bo commital na git, za windows lahko uporabimo ta način:<text:s/><text:a xlink:href="https://stackoverflow.com/questions/10744305/how-to-create-gitignore-file" office:target-frame-name="_top" xlink:show="replace"><text:span text:style-name="Hiperpovezava">https://stackoverflow.com/questions/10744305/how-to-create-gitignore-file</text:span></text:a>, kako pravila izgledajo<text:s/><text:a xlink:href="https://gist.github.com/octocat/9257657" office:target-frame-name="_top" xlink:show="replace"><text:span text:style-name="Hiperpovezava">https://gist.github.com/octocat/9257657</text:span></text:a>)</text:p>
        </text:list-item>
        <text:list-item>
          <text:p text:style-name="P12"/>
        </text:list-item>
      </text:list>
      <text:p text:style-name="Navaden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l" fo:country="SI" style:language-asian="en" style:country-asian="US" style:language-complex="ar" style:country-complex="SA" style:text-combine="none" fo:hyphenate="true"/>
    </style:default-style>
    <style:style style:name="Naslov1" style:display-name="Naslov 1" style:family="paragraph" style:parent-style-name="Navaden" style:next-style-name="Navaden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avaden" style:display-name="Navaden" style:family="paragraph">
      <style:text-properties fo:hyphenate="false"/>
    </style:style>
    <style:style style:name="Privzetapisavaodstavka" style:display-name="Privzeta pisava odstavka" style:family="text"/>
    <style:style style:name="Naslov" style:display-name="Naslov" style:family="paragraph" style:parent-style-name="Navaden" style:next-style-name="Navaden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NaslovZnak" style:display-name="Naslov Znak" style:family="text" style:parent-style-name="Privzetapisavaodstavka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Odstavekseznama" style:display-name="Odstavek seznama" style:family="paragraph" style:parent-style-name="Navaden">
      <style:paragraph-properties fo:margin-left="0.5in">
        <style:tab-stops/>
      </style:paragraph-properties>
      <style:text-properties fo:hyphenate="false"/>
    </style:style>
    <style:style style:name="Naslov1Znak" style:display-name="Naslov 1 Znak" style:family="text" style:parent-style-name="Privzetapisavaodstavka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iperpovezava" style:display-name="Hiperpovezava" style:family="text" style:parent-style-name="Privzetapisavaodstavka">
      <style:text-properties fo:color="#0563C1" style:text-underline-type="single" style:text-underline-style="solid" style:text-underline-width="auto" style:text-underline-mode="continuous"/>
    </style:style>
    <style:style style:name="Nerazrešenaomemba" style:display-name="Nerazrešena omemba" style:family="text" style:parent-style-name="Privzetapisavaodstavka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dej Tomažin</meta:initial-creator>
    <dc:creator>Tadej Tomažin</dc:creator>
    <meta:creation-date>2019-05-18T14:17:00Z</meta:creation-date>
    <dc:date>2019-05-18T15:00:00Z</dc:date>
    <meta:template xlink:href="Normal" xlink:type="simple"/>
    <meta:editing-cycles>8</meta:editing-cycles>
    <meta:editing-duration>PT2520S</meta:editing-duration>
    <meta:document-statistic meta:page-count="1" meta:paragraph-count="2" meta:word-count="158" meta:character-count="1058" meta:row-count="7" meta:non-whitespace-character-count="902"/>
  </office:meta>
</office:document-meta>
</file>